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87489319089507678" text:style-name="L1">
        <text:list-item>
          <text:p text:style-name="P1">Npm init -y ; npm install –save-dev hardhat ; npx hardhat init ; instalar @nomicfoundation ; npm install –save ethers dotenv</text:p>
          <text:p text:style-name="P1"/>
        </text:list-item>
        <text:list-item>
          <text:p text:style-name="P1">Estructurar el proyecto de la siguiente manera:</text:p>
          <text:p text:style-name="P1"/>
          <text:p text:style-name="P1">nft-marketplace/</text:p>
          <text:p text:style-name="P1">│</text:p>
          <text:p text:style-name="P1">├── contracts/ <text:s text:c="15"/># Contratos inteligentes Solidity</text:p>
          <text:p text:style-name="P1">│ <text:s text:c="2"/>├── NFTMarketplace.sol <text:s text:c="3"/># Marketplace principal (mint, list, buy)</text:p>
          <text:p text:style-name="P1">│ <text:s text:c="2"/>└── MyNFT.sol <text:s text:c="12"/># (opcional) contrato NFT separado si modularizas</text:p>
          <text:p text:style-name="P1">│</text:p>
          <text:p text:style-name="P1">├── frontend/ <text:s text:c="16"/># Aplicación React (con Vite)</text:p>
          <text:p text:style-name="P1">│ <text:s text:c="2"/>├── src/</text:p>
          <text:p text:style-name="P1">│ <text:s text:c="2"/>│ <text:s text:c="2"/>├── components/ <text:s text:c="6"/># Componentes: Navbar, NFTCard, etc.</text:p>
          <text:p text:style-name="P1">│ <text:s text:c="2"/>│ <text:s text:c="2"/>├── pages/ <text:s text:c="11"/># Páginas: Home, Mint, MyNFTs, Market</text:p>
          <text:p text:style-name="P1">│ <text:s text:c="2"/>│ <text:s text:c="2"/>├── utils/ <text:s text:c="11"/># Funciones auxiliares: conexión wallet, calls ethers</text:p>
          <text:p text:style-name="P1">│ <text:s text:c="2"/>│ <text:s text:c="2"/>└── App.jsx</text:p>
          <text:p text:style-name="P1">│ <text:s text:c="2"/>└── vite.config.js</text:p>
          <text:p text:style-name="P1">│</text:p>
          <text:p text:style-name="P1">├── scripts/ <text:s text:c="17"/># Scripts JS para deploy e interacción con contratos</text:p>
          <text:p text:style-name="P1">│ <text:s text:c="2"/>├── deploy.js</text:p>
          <text:p text:style-name="P1">│ <text:s text:c="2"/>└── mintSampleNFT.js <text:s text:c="5"/># (opcional) pruebas rápidas post-deploy</text:p>
          <text:p text:style-name="P1">│</text:p>
          <text:p text:style-name="P1">├── test/ <text:s text:c="20"/># Tests de smart contracts</text:p>
          <text:p text:style-name="P1">│ <text:s text:c="2"/>└── NFTMarketplace.test.js</text:p>
          <text:p text:style-name="P1">│</text:p>
          <text:p text:style-name="P1">├── .env <text:s text:c="21"/># Claves privadas, API keys (Infura/Alchemy, wallet)</text:p>
          <text:p text:style-name="P1">├── .nvmrc <text:s text:c="19"/># Versión de Node recomendada</text:p>
          <text:p text:style-name="P1">├── .gitignore</text:p>
          <text:p text:style-name="P1">├── hardhat.config.js <text:s text:c="8"/># Configuración de Hardhat</text:p>
          <text:p text:style-name="P1">├── README.md <text:s text:c="16"/># Explicación del proyecto, uso y despliegue</text:p>
          <text:p text:style-name="P1">└── package.json</text:p>
        </text:list-item>
      </text:list>
      <text:p text:style-name="Standard"/>
      <text:list xml:id="list38455443" text:continue-numbering="true" text:style-name="L1">
        <text:list-item>
          <text:p text:style-name="P1">Crear carpeta .nvmrc con la version de node.js utilizada </text:p>
          <text:p text:style-name="P1"/>
        </text:list-item>
        <text:list-item>
          <text:p text:style-name="P1">Crear el contrato NFTMarketplace.sol, instalar openzeppelin npm install @openzeppelin/contracts@4.9.3; npx harhdat compile para ver si compila.</text:p>
          <text:p text:style-name="P1"/>
        </text:list-item>
        <text:list-item>
          <text:p text:style-name="P1">Crear .env con Sepolia_RPC_URL y PRIVATE_KEY de mi wallet de pruebas</text:p>
          <text:p text:style-name="P1"/>
        </text:list-item>
        <text:list-item>
          <text:p text:style-name="P1">Crear el contrato deploy.js y ejecutarlo con npm run scripts/deploy.js. Nos tiene que dar la direccion del contrado desplegado, en balance del deployer y la direccion del Marketplace desplegado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44S</meta:editing-duration>
    <meta:editing-cycles>3</meta:editing-cycles>
    <meta:generator>OpenOffice/4.1.15$Win32 OpenOffice.org_project/4115m2$Build-9813</meta:generator>
    <dc:date>2025-07-30T18:17:55.32</dc:date>
    <meta:document-statistic meta:table-count="0" meta:image-count="0" meta:object-count="0" meta:page-count="1" meta:paragraph-count="33" meta:word-count="270" meta:character-count="1834"/>
    <dc:creator>Víctor Reyes</dc:creator>
    <meta:user-defined meta:name="Info 1"/>
    <meta:user-defined meta:name="Info 2"/>
    <meta:user-defined meta:name="Info 3"/>
    <meta:user-defined meta:name="Info 4"/>
  </office:meta>
</office:document-meta>
</file>